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9035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2.2437in"/>
    </style:style>
    <style:style style:name="co17" style:family="table-column">
      <style:table-column-properties fo:break-before="auto" style:column-width="2.2661in"/>
    </style:style>
    <style:style style:name="co18" style:family="table-column">
      <style:table-column-properties fo:break-before="auto" style:column-width="2.6165in"/>
    </style:style>
    <style:style style:name="co19" style:family="table-column">
      <style:table-column-properties fo:break-before="auto" style:column-width="1.1756in"/>
    </style:style>
    <style:style style:name="co20" style:family="table-column">
      <style:table-column-properties fo:break-before="auto" style:column-width="1.2709in"/>
    </style:style>
    <style:style style:name="co21" style:family="table-column">
      <style:table-column-properties fo:break-before="auto" style:column-width="1.6528in"/>
    </style:style>
    <style:style style:name="co28" style:family="table-column">
      <style:table-column-properties fo:break-before="auto" style:column-width="1.3598in"/>
    </style:style>
    <style:style style:name="co29" style:family="table-column">
      <style:table-column-properties fo:break-before="auto" style:column-width="1.2283in"/>
    </style:style>
    <style:style style:name="co30" style:family="table-column">
      <style:table-column-properties fo:break-before="auto" style:column-width="1.6417in"/>
    </style:style>
    <style:style style:name="co31" style:family="table-column">
      <style:table-column-properties fo:break-before="auto" style:column-width="2.5083in"/>
    </style:style>
    <style:style style:name="co32" style:family="table-column">
      <style:table-column-properties fo:break-before="auto" style:column-width="2.1854in"/>
    </style:style>
    <style:style style:name="co33" style:family="table-column">
      <style:table-column-properties fo:break-before="auto" style:column-width="1.4701in"/>
    </style:style>
    <style:style style:name="co34" style:family="table-column">
      <style:table-column-properties fo:break-before="auto" style:column-width="1.702in"/>
    </style:style>
    <style:style style:name="co35" style:family="table-column">
      <style:table-column-properties fo:break-before="auto" style:column-width="1.672in"/>
    </style:style>
    <style:style style:name="co36" style:family="table-column">
      <style:table-column-properties fo:break-before="auto" style:column-width="2.3866in"/>
    </style:style>
    <style:style style:name="co37" style:family="table-column">
      <style:table-column-properties fo:break-before="auto" style:column-width="1.9543in"/>
    </style:style>
    <style:style style:name="ro7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178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4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8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8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39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0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42" style:family="table-cell" style:parent-style-name="Default">
      <style:text-properties style:font-name="Arial" fo:font-size="10pt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2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5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wrap" style:vertical-align="top"/>
    </style:style>
    <style:style style:name="ce166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number-columns-repeated="249" table:default-cell-style-name="Default"/>
        <table:table-row table:style-name="ro1">
          <table:table-cell table:style-name="ce70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70"/>
          <table:table-cell table:style-name="ce70" table:number-columns-spanned="3" table:number-rows-spanned="1"/>
          <table:covered-table-cell table:style-name="ce70"/>
          <table:covered-table-cell table:style-name="ce70"/>
          <table:table-cell table:style-name="ce70" table:number-columns-repeated="248"/>
          <table:table-cell/>
        </table:table-row>
        <table:table-row table:style-name="ro1" table:number-rows-repeated="3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0">
          <table:table-cell table:style-name="ce71"/>
          <table:table-cell table:style-name="ce75" office:value-type="string">
            <text:p>PLF-PLF REGRESSION TEST CASES</text:p>
          </table:table-cell>
          <table:table-cell table:style-name="ce71" table:number-columns-repeated="4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Version:</text:p>
          </table:table-cell>
          <table:table-cell table:style-name="ce84" office:value-type="float" office:value="1.1">
            <text:p>1.1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Issue date:</text:p>
          </table:table-cell>
          <table:table-cell table:style-name="ce85" office:value-type="float" office:value="40967">
            <text:p>28-Feb-12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Name:</text:p>
          </table:table-cell>
          <table:table-cell table:style-name="ce86" office:value-type="string">
            <text:p>Platform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Code:</text:p>
          </table:table-cell>
          <table:table-cell table:style-name="ce87" office:value-type="string">
            <text:p>PLF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Module</text:p>
          </table:table-cell>
          <table:table-cell table:style-name="ce87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Total Cases:</text:p>
          </table:table-cell>
          <table:table-cell table:style-name="ce88" table:formula="of:=[Summary_Report.E18]" office:value-type="float" office:value="9">
            <text:p>9</text:p>
          </table:table-cell>
          <table:table-cell table:style-name="ce93"/>
          <table:table-cell table:style-name="ce71" table:number-columns-repeated="2"/>
          <table:table-cell table:style-name="ce70" table:number-columns-repeated="249"/>
          <table:table-cell/>
        </table:table-row>
        <table:table-row table:style-name="ro11">
          <table:table-cell table:style-name="ce72"/>
          <table:table-cell table:style-name="ce77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72" table:number-columns-repeated="248"/>
          <table:table-cell/>
        </table:table-row>
        <table:table-row table:style-name="ro1" table:number-rows-repeated="2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2">
          <table:table-cell table:style-name="ce73"/>
          <table:table-cell table:style-name="ce79" office:value-type="string">
            <text:p>Record of change:</text:p>
          </table:table-cell>
          <table:table-cell table:style-name="ce70" table:number-columns-repeated="5"/>
          <table:table-cell table:style-name="ce73" table:number-columns-repeated="248"/>
          <table:table-cell/>
        </table:table-row>
        <table:table-row table:style-name="ro13">
          <table:table-cell table:style-name="ce73"/>
          <table:table-cell table:style-name="ce80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3" table:number-columns-repeated="248"/>
          <table:table-cell/>
        </table:table-row>
        <table:table-row table:style-name="ro1">
          <table:table-cell table:style-name="ce73"/>
          <table:table-cell table:style-name="ce81" office:value-type="float" office:value="40822">
            <text:p>6-Oct-11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Create new file for regressionTes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1">
          <table:table-cell table:style-name="ce72"/>
          <table:table-cell table:style-name="ce81" office:value-type="float" office:value="40967">
            <text:p>28-Feb-12</text:p>
          </table:table-cell>
          <table:table-cell table:style-name="ce90" office:value-type="string">
            <text:p>1.1</text:p>
          </table:table-cell>
          <table:table-cell table:style-name="ce95" office:value-type="string">
            <text:p>Add content for Bugs_v3_0_8 shee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6" table:number-columns-repeated="2"/>
          <table:table-cell table:style-name="ce104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8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9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100"/>
          <table:table-cell table:style-name="ce104" table:number-columns-repeated="2"/>
          <table:table-cell table:style-name="ce110"/>
          <table:table-cell table:style-name="ce70"/>
          <table:table-cell table:style-name="ce72" table:number-columns-repeated="247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1"/>
          <table:table-cell table:style-name="ce104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4"/>
          <table:table-cell table:style-name="ce105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5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3"/>
          <table:table-cell table:style-name="ce92" table:number-columns-repeated="2"/>
          <table:table-cell table:style-name="ce106" table:number-columns-repeated="2"/>
          <table:table-cell table:style-name="ce112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7"/>
          <table:table-cell table:style-name="ce70" table:number-columns-repeated="247"/>
          <table:table-cell/>
        </table:table-row>
        <table:table-row table:style-name="ro1" table:number-rows-repeated="3">
          <table:table-cell table:style-name="ce70" table:number-columns-repeated="255"/>
          <table:table-cell/>
        </table:table-row>
        <table:table-row table:style-name="ro1" table:number-rows-repeated="9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 table:number-rows-repeated="11">
          <table:table-cell table:style-name="ce70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2" table:default-cell-style-name="Default"/>
        <table:table-column table:style-name="co33" table:default-cell-style-name="Default"/>
        <table:table-column table:style-name="co8" table:number-columns-repeated="1013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M$7:.M$979];[.$L1])" office:value-type="float" office:value="6">
            <text:p>6</text:p>
          </table:table-cell>
          <table:table-cell table:style-name="ce174" table:formula="of:=COUNTIF([.N$7:.N$979];[.$L1])" office:value-type="float" office:value="6">
            <text:p>6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M$7:.M$979];[.$L2])" office:value-type="float" office:value="0">
            <text:p>0</text:p>
          </table:table-cell>
          <table:table-cell table:style-name="ce174" table:formula="of:=COUNTIF([.N$7:.N$979];[.$L2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5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M$7:.M$979];[.$L3])" office:value-type="float" office:value="0">
            <text:p>0</text:p>
          </table:table-cell>
          <table:table-cell table:style-name="ce174" table:formula="of:=COUNTIF([.N$7:.N$979];[.$L3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M$7:.M$979];[.$L4])" office:value-type="float" office:value="0">
            <text:p>0</text:p>
          </table:table-cell>
          <table:table-cell table:style-name="ce174" table:formula="of:=COUNTIF([.N$7:.N$979];[.$L4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M$7:.M$979];[.$L5])" office:value-type="float" office:value="0">
            <text:p>0</text:p>
          </table:table-cell>
          <table:table-cell table:style-name="ce174" table:formula="of:=COUNTIF([.N$7:.N$979];[.$L5])" office:value-type="float" office:value="0">
            <text:p>0</text:p>
          </table:table-cell>
          <table:table-cell table:style-name="ce174"/>
          <table:table-cell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15">
          <table:table-cell table:style-name="ce137" office:value-type="float" office:value="1">
            <text:p>001</text:p>
          </table:table-cell>
          <table:table-cell table:style-name="ce47" office:value-type="string">
            <text:p>REG_PLF305_PLF_001</text:p>
          </table:table-cell>
          <table:table-cell table:style-name="ce151" office:value-type="float" office:value="1">
            <text:p>001</text:p>
          </table:table-cell>
          <table:table-cell table:style-name="ce157" table:formula="of:=[.B7]" office:value-type="string" office:string-value="REG_PLF305_PLF_001">
            <text:p>REG_PLF305_PLF_001</text:p>
          </table:table-cell>
          <table:table-cell table:style-name="ce47" office:value-type="string">
            <text:p>Check Space setting tab by user is non-moderator</text:p>
          </table:table-cell>
          <table:table-cell table:style-name="ce78" office:value-type="string">
            <text:p>Step 1: Create new space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78" office:value-type="string">
            <text:p>New space is created successfully</text:p>
          </table:table-cell>
          <table:table-cell table:style-name="ce78" office:value-type="string">
            <text:p>Medium</text:p>
          </table:table-cell>
          <table:table-cell table:style-name="ce167" office:value-type="string">
            <text:p>PLF-1303</text:p>
            <text:p>CCP-831</text:p>
          </table:table-cell>
          <table:table-cell table:style-name="ce172" office:value-type="string">
            <text:p>Normal user can see space setting tab</text:p>
          </table:table-cell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number-columns-repeated="1009"/>
        </table:table-row>
        <table:table-row table:style-name="ro19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8" table:formula="of:=[.B8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2: Invite users to space</text:p>
          </table:table-cell>
          <table:table-cell table:style-name="ce78" office:value-type="string">
            <text:p>- Select new space</text:p>
            <text:p>- Invite user to join this space:demo</text:p>
            <text:p/>
          </table:table-cell>
          <table:table-cell table:style-name="ce78" office:value-type="string">
            <text:p>Users are listed on Invited table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0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8" table:formula="of:=[.B9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3: Accept the invitation</text:p>
          </table:table-cell>
          <table:table-cell table:style-name="ce78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78" office:value-type="string">
            <text:p>The invitation to join space is disappeared. 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8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8" table:formula="of:=[.B10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160" office:value-type="string">
            <text:p>Step 4: Check the displaying of Space</text:p>
          </table:table-cell>
          <table:table-cell table:style-name="ce160" office:value-type="string">
            <text:p>- Still log in with demo</text:p>
            <text:p>- Select new space</text:p>
          </table:table-cell>
          <table:table-cell table:style-name="ce160" office:value-type="string">
            <text:p>Space Setting tab is not displayed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0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7" office:value-type="string">
            <text:p>REG_PLF305_PLF_002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8" table:formula="of:=[.B11]" office:value-type="string" office:string-value="REG_PLF305_PLF_002">
            <text:p>REG_PLF305_PLF_002</text:p>
          </table:table-cell>
          <table:table-cell table:style-name="ce47" office:value-type="string">
            <text:p>Check the displaying when there are too many space</text:p>
          </table:table-cell>
          <table:table-cell table:style-name="ce78" office:value-type="string">
            <text:p>Step 1: Create new spaces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Create more than 10 spaces</text:p>
          </table:table-cell>
          <table:table-cell table:style-name="ce78" office:value-type="string">
            <text:p>New spaces are created successfully</text:p>
          </table:table-cell>
          <table:table-cell table:style-name="ce78" office:value-type="string">
            <text:p>Medium</text:p>
          </table:table-cell>
          <table:table-cell table:style-name="ce168" office:value-type="string">
            <text:p>PLF-1521</text:p>
            <text:p>CCP-922</text:p>
          </table:table-cell>
          <table:table-cell office:value-type="string">
            <text:p>UI bug when too many spaces</text:p>
          </table:table-cell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8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5_PLF_002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8" table:formula="of:=[.B12]" office:value-type="string" office:string-value="REG_PLF305_PLF_002">
            <text:p>REG_PLF305_PLF_002</text:p>
          </table:table-cell>
          <table:table-cell table:style-name="ce78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pace on navigation bar</text:p>
          </table:table-cell>
          <table:table-cell table:style-name="ce52" office:value-type="string">
            <text:p>Only 10 space is listed on menu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/>
          <table:table-cell table:style-name="ce173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3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1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19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 table:number-rows-repeated="17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 table:number-rows-repeated="23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 table:number-rows-repeated="28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 table:number-rows-repeated="1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2" table:default-cell-style-name="Default"/>
        <table:table-column table:style-name="co33" table:default-cell-style-name="Default"/>
        <table:table-column table:style-name="co8" table:number-columns-repeated="1013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M$7:.M$979];[.$L1])" office:value-type="float" office:value="11">
            <text:p>11</text:p>
          </table:table-cell>
          <table:table-cell table:style-name="ce174" table:formula="of:=COUNTIF([.N$7:.N$979];[.$L1])" office:value-type="float" office:value="11">
            <text:p>11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M$7:.M$979];[.$L2])" office:value-type="float" office:value="0">
            <text:p>0</text:p>
          </table:table-cell>
          <table:table-cell table:style-name="ce174" table:formula="of:=COUNTIF([.N$7:.N$979];[.$L2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M$7:.M$979];[.$L3])" office:value-type="float" office:value="0">
            <text:p>0</text:p>
          </table:table-cell>
          <table:table-cell table:style-name="ce174" table:formula="of:=COUNTIF([.N$7:.N$979];[.$L3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6" table:number-columns-spanned="3" table:number-rows-spanned="1">
            <text:p>6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M$7:.M$979];[.$L4])" office:value-type="float" office:value="0">
            <text:p>0</text:p>
          </table:table-cell>
          <table:table-cell table:style-name="ce174" table:formula="of:=COUNTIF([.N$7:.N$979];[.$L4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M$7:.M$979];[.$L5])" office:value-type="float" office:value="0">
            <text:p>0</text:p>
          </table:table-cell>
          <table:table-cell table:style-name="ce174" table:formula="of:=COUNTIF([.N$7:.N$979];[.$L5])" office:value-type="float" office:value="0">
            <text:p>0</text:p>
          </table:table-cell>
          <table:table-cell table:style-name="ce174"/>
          <table:table-cell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19">
          <table:table-cell table:style-name="ce137" office:value-type="float" office:value="1">
            <text:p>001</text:p>
          </table:table-cell>
          <table:table-cell table:style-name="ce47" office:value-type="string">
            <text:p>REG_PLF306_PLF_001</text:p>
          </table:table-cell>
          <table:table-cell table:style-name="ce151" office:value-type="float" office:value="1">
            <text:p>001</text:p>
          </table:table-cell>
          <table:table-cell table:style-name="ce157" table:formula="of:=[.B7]" office:value-type="string" office:string-value="REG_PLF306_PLF_001">
            <text:p>REG_PLF306_PLF_001</text:p>
          </table:table-cell>
          <table:table-cell table:style-name="ce47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</text:span><text:span text:style-name="T2">Explorer</text:span></text:p>
            <text:p>- Select <text:span text:style-name="T2">Site </text:span><text:span text:style-name="T2">Manageme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7" office:value-type="string">
            <text:p>PLF-1678</text:p>
            <text:p>CCP-1021, </text:p>
          </table:table-cell>
          <table:table-cell table:style-name="ce168" office:value-type="string">
            <text:p>File is not uploaded</text:p>
          </table:table-cell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number-columns-repeated="1009"/>
        </table:table-row>
        <table:table-row table:style-name="ro19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6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8" table:formula="of:=[.B8]" office:value-type="string" office:string-value="REG_PLF306_PLF_001">
            <text:p>REG_PLF306_PLF_001</text:p>
          </table:table-cell>
          <table:table-cell table:style-name="ce78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8">
          <table:table-cell table:style-name="ce13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58" table:formula="of:=[.B9]" office:value-type="string" office:string-value="REG_PLF306_PLF_001">
            <text:p>REG_PLF306_PLF_001</text:p>
          </table:table-cell>
          <table:table-cell table:style-name="ce47" office:value-type="string">
            <text:p>Attach file for answer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0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58" table:formula="of:=[.B10]" office:value-type="string" office:string-value="REG_PLF306_PLF_001">
            <text:p>REG_PLF306_PLF_001</text:p>
          </table:table-cell>
          <table:table-cell table:style-name="ce78" office:value-type="string">
            <text:p>Attach file for answer</text:p>
          </table:table-cell>
          <table:table-cell table:style-name="ce52" office:value-type="string">
            <text:p>Step 2: Attach file for answer</text:p>
          </table:table-cell>
          <table:table-cell table:style-name="ce52" office:value-type="string">
            <text:p>- Open the question above</text:p>
            <text:p>- Click on <text:span text:style-name="T2">Answer</text:span> button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15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58" table:formula="of:=[.B11]" office:value-type="string" office:string-value="REG_PLF306_PLF_001">
            <text:p>REG_PLF306_PLF_001</text:p>
          </table:table-cell>
          <table:table-cell table:style-name="ce47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</text:span><text:span text:style-name="T2">Profile</text:span></text:p>
            <text:p>- Click on <text:span text:style-name="T2">Change </text:span><text:span text:style-name="T2">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19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58" table:formula="of:=[.B12]" office:value-type="string" office:string-value="REG_PLF306_PLF_001">
            <text:p>REG_PLF306_PLF_001</text:p>
          </table:table-cell>
          <table:table-cell table:style-name="ce78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0">
          <table:table-cell table:style-name="ce13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58" table:formula="of:=[.B13]" office:value-type="string" office:string-value="REG_PLF306_PLF_001">
            <text:p>REG_PLF306_PLF_001</text:p>
          </table:table-cell>
          <table:table-cell table:style-name="ce47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19">
          <table:table-cell table:style-name="ce13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58" table:formula="of:=[.B14]" office:value-type="string" office:string-value="REG_PLF306_PLF_001">
            <text:p>REG_PLF306_PLF_001</text:p>
          </table:table-cell>
          <table:table-cell table:style-name="ce78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19">
          <table:table-cell table:style-name="ce13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47" office:value-type="string">
            <text:p>REG_PLF306_PLF_002</text:p>
          </table:table-cell>
          <table:table-cell table:style-name="ce138" office:value-type="float" office:value="1">
            <text:p>001</text:p>
          </table:table-cell>
          <table:table-cell table:style-name="ce157" table:formula="of:=[.B15]" office:value-type="string" office:string-value="REG_PLF306_PLF_002">
            <text:p>REG_PLF306_PLF_002</text:p>
          </table:table-cell>
          <table:table-cell table:style-name="ce47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</text:span><text:span text:style-name="T2">Content </text:span><text:span text:style-name="T2">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PLF-1907, CCP-1032</text:p>
          </table:table-cell>
          <table:table-cell table:style-name="ce168" office:value-type="string">
            <text:p>Exception when select Content Explorer</text:p>
          </table:table-cell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15">
          <table:table-cell table:style-name="ce138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table:style-name="ce47" office:value-type="string">
            <text:p>REG_PLF306_PLF_003</text:p>
          </table:table-cell>
          <table:table-cell table:style-name="ce138" office:value-type="float" office:value="1">
            <text:p>001</text:p>
          </table:table-cell>
          <table:table-cell table:style-name="ce157" table:formula="of:=[.B16]" office:value-type="string" office:string-value="REG_PLF306_PLF_003">
            <text:p>REG_PLF306_PLF_003</text:p>
          </table:table-cell>
          <table:table-cell table:style-name="ce47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</text:span><text:span text:style-name="T2">Space</text:span></text:p>
            <text:p>- Click on <text:span text:style-name="T2">Add new </text:span><text:span text:style-name="T2">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CCP-1032</text:p>
            <text:p>PLF-1939</text:p>
          </table:table-cell>
          <table:table-cell table:style-name="ce173" office:value-type="string">
            <text:p>Private drive will be displayed instead Document of "test space"</text:p>
          </table:table-cell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8">
          <table:table-cell table:style-name="ce13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8" office:value-type="string">
            <text:p>REG_PLF306_PLF_003</text:p>
          </table:table-cell>
          <table:table-cell table:style-name="ce13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58" table:formula="of:=[.B17]" office:value-type="string" office:string-value="REG_PLF306_PLF_003">
            <text:p>REG_PLF306_PLF_003</text:p>
          </table:table-cell>
          <table:table-cell table:style-name="ce78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3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1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19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 table:number-rows-repeated="17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 table:number-rows-repeated="23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 table:number-rows-repeated="28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 table:number-rows-repeated="1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3_0_8" table:style-name="ta1" table:print="false">
        <table:table-column table:style-name="co8" table:number-columns-repeated="4" table:default-cell-style-name="ce178"/>
        <table:table-column table:style-name="co34" table:default-cell-style-name="ce178"/>
        <table:table-column table:style-name="co35" table:default-cell-style-name="ce178"/>
        <table:table-column table:style-name="co36" table:default-cell-style-name="ce178"/>
        <table:table-column table:style-name="co37" table:default-cell-style-name="ce178"/>
        <table:table-column table:style-name="co8" table:number-columns-repeated="1016" table:default-cell-style-name="ce178"/>
        <table:table-row table:style-name="ro21">
          <table:table-cell table:style-name="ce156"/>
          <table:table-cell table:style-name="ce143" office:value-type="string">
            <text:p>TEST CASES</text:p>
          </table:table-cell>
          <table:table-cell table:style-name="ce143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75"/>
          <table:table-cell table:style-name="ce144"/>
          <table:table-cell table:style-name="ce174" office:value-type="string">
            <text:p>Passed</text:p>
          </table:table-cell>
          <table:table-cell table:style-name="ce174" table:formula="of:=COUNTIF([.M$7:.M$979];[.$L1])" office:value-type="float" office:value="0">
            <text:p>0</text:p>
          </table:table-cell>
          <table:table-cell table:style-name="ce174" table:formula="of:=COUNTIF([.N$7:.N$979];[.$L1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style-name="Default" table:number-columns-repeated="794"/>
        </table:table-row>
        <table:table-row table:style-name="ro21">
          <table:table-cell table:style-name="ce156"/>
          <table:table-cell table:style-name="ce144" table:number-columns-repeated="4"/>
          <table:table-cell table:style-name="ce52"/>
          <table:table-cell table:style-name="ce144" table:number-columns-repeated="3"/>
          <table:table-cell table:style-name="Default"/>
          <table:table-cell table:style-name="ce144"/>
          <table:table-cell table:style-name="ce174" office:value-type="string">
            <text:p>Failed</text:p>
          </table:table-cell>
          <table:table-cell table:style-name="ce174" table:formula="of:=COUNTIF([.M$7:.M$979];[.$L2])" office:value-type="float" office:value="0">
            <text:p>0</text:p>
          </table:table-cell>
          <table:table-cell table:style-name="ce174" table:formula="of:=COUNTIF([.N$7:.N$979];[.$L2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style-name="Default" table:number-columns-repeated="794"/>
        </table:table-row>
        <table:table-row table:style-name="ro14">
          <table:table-cell table:style-name="ce156"/>
          <table:table-cell table:style-name="ce145" office:value-type="string">
            <text:p>Function List:</text:p>
          </table:table-cell>
          <table:table-cell table:style-name="ce17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Default"/>
          <table:table-cell table:style-name="ce162"/>
          <table:table-cell table:style-name="ce174" office:value-type="string">
            <text:p>Blocked</text:p>
          </table:table-cell>
          <table:table-cell table:style-name="ce174" table:formula="of:=COUNTIF([.M$7:.M$979];[.$L3])" office:value-type="float" office:value="0">
            <text:p>0</text:p>
          </table:table-cell>
          <table:table-cell table:style-name="ce174" table:formula="of:=COUNTIF([.N$7:.N$979];[.$L3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style-name="Default" table:number-columns-repeated="794"/>
        </table:table-row>
        <table:table-row table:style-name="ro8">
          <table:table-cell table:style-name="ce156"/>
          <table:table-cell table:style-name="ce145" office:value-type="string">
            <text:p>Total Main Cases:</text:p>
          </table:table-cell>
          <table:table-cell table:style-name="ce159" table:formula="of:=MAX([.A7:.A962])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Default"/>
          <table:table-cell table:style-name="ce162"/>
          <table:table-cell table:style-name="ce175" office:value-type="string">
            <text:p>Untested</text:p>
          </table:table-cell>
          <table:table-cell table:style-name="ce174" table:formula="of:=COUNTIF([.M$7:.M$979];[.$L4])" office:value-type="float" office:value="0">
            <text:p>0</text:p>
          </table:table-cell>
          <table:table-cell table:style-name="ce174" table:formula="of:=COUNTIF([.N$7:.N$979];[.$L4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style-name="Default" table:number-columns-repeated="794"/>
        </table:table-row>
        <table:table-row table:style-name="ro21">
          <table:table-cell table:style-name="ce156"/>
          <table:table-cell table:style-name="ce146"/>
          <table:table-cell table:style-name="ce156" table:number-columns-repeated="3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Default"/>
          <table:table-cell table:style-name="ce156"/>
          <table:table-cell table:style-name="Default" office:value-type="string">
            <text:p>N/A</text:p>
          </table:table-cell>
          <table:table-cell table:style-name="ce174" table:formula="of:=COUNTIF([.M$7:.M$979];[.$L5])" office:value-type="float" office:value="0">
            <text:p>0</text:p>
          </table:table-cell>
          <table:table-cell table:style-name="ce174" table:formula="of:=COUNTIF([.N$7:.N$979];[.$L5])" office:value-type="float" office:value="0">
            <text:p>0</text:p>
          </table:table-cell>
          <table:table-cell table:style-name="ce174"/>
          <table:table-cell table:style-name="Default"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Link</text:p>
          </table:table-cell>
          <table:table-cell table:style-name="ce136" office:value-type="string">
            <text:p>Bug description</text:p>
          </table:table-cell>
          <table:table-cell table:style-name="ce13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2">
          <table:table-cell table:style-name="ce137" office:value-type="float" office:value="1">
            <text:p>001</text:p>
          </table:table-cell>
          <table:table-cell table:style-name="ce47" office:value-type="string">
            <text:p>REG_PLF308_PLF_001</text:p>
          </table:table-cell>
          <table:table-cell table:style-name="ce151" office:value-type="float" office:value="1">
            <text:p>001</text:p>
          </table:table-cell>
          <table:table-cell table:style-name="ce53" table:formula="of:=[.B7]" office:value-type="string" office:string-value="REG_PLF308_PLF_001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office:value-type="string">
            <text:p>Step 1: Add new category</text:p>
          </table:table-cell>
          <table:table-cell office:value-type="string">
            <text:p>- Login by admin</text:p>
            <text:p>- Go to intranet site</text:p>
            <text:p>- Go to forum page</text:p>
            <text:p>- Click on <text:span text:style-name="T2">Add </text:span><text:span text:style-name="T2">Category</text:span></text:p>
            <text:p>- Put category's title</text:p>
            <text:p>- Click<text:span text:style-name="T2"> Save</text:span></text:p>
          </table:table-cell>
          <table:table-cell office:value-type="string">
            <text:p>New category is created successfully</text:p>
          </table:table-cell>
          <table:table-cell office:value-type="string">
            <text:p>High</text:p>
          </table:table-cell>
          <table:table-cell office:value-type="string">
            <text:p>PLF-1624</text:p>
            <text:p>CCP-969</text:p>
          </table:table-cell>
          <table:table-cell office:value-type="string">
            <text:p>Style for content of post is not applied</text:p>
          </table:table-cell>
          <table:table-cell table:number-columns-repeated="1013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80" table:formula="of:=[.B8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2: Add new forum</text:p>
          </table:table-cell>
          <table:table-cell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office:value-type="string">
            <text:p>New forum is crea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80" table:formula="of:=[.B9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3: Add new topic with BBCode</text:p>
          </table:table-cell>
          <table:table-cell office:value-type="string">
            <text:p>- Select Forum above</text:p>
            <text:p>- Click on<text:span text:style-name="T2"> </text:span><text:span text:style-name="T2">Start Topic</text:span></text:p>
            <text:p><text:span text:style-name="T3">- Put topic's </text:span><text:span text:style-name="T3">title</text:span></text:p>
            <text:p><text:span text:style-name="T3">- Put some </text:span><text:span text:style-name="T3">texts in </text:span><text:span text:style-name="T3">content</text:span></text:p>
            <text:p><text:span text:style-name="T3">- Put this line </text:span><text:span text:style-name="T3">in content: </text:span><text:span text:style-name="T3">[size=+2]this </text:span><text:span text:style-name="T3">text is two </text:span><text:span text:style-name="T3">sizes larger </text:span><text:span text:style-name="T3">than </text:span><text:span text:style-name="T3">norm[/size]</text:span></text:p>
            <text:p><text:span text:style-name="T3">- Click on </text:span><text:span text:style-name="T2">Submit</text:span><text:span text:style-name="T3"> </text:span><text:span text:style-name="T3">button</text:span></text:p>
            <text:p><text:span text:style-name="T3"/></text:p>
          </table:table-cell>
          <table:table-cell office:value-type="string">
            <text:p>- New topic is created successfully.</text:p>
            <text:p>- The text with BBCode is <text:span text:style-name="T3">two sizes </text:span><text:span text:style-name="T3">larger than </text:span><text:span text:style-name="T3">normal.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80" table:formula="of:=[.B10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4: Add new post with BBCode</text:p>
          </table:table-cell>
          <table:table-cell office:value-type="string">
            <text:p>- Select Topic above</text:p>
            <text:p>- Click on<text:span text:style-name="T2"> </text:span><text:span text:style-name="T2">Post Reply</text:span></text:p>
            <text:p><text:span text:style-name="T3">- Put some </text:span><text:span text:style-name="T3">texts in </text:span><text:span text:style-name="T3">content</text:span></text:p>
            <text:p><text:span text:style-name="T3">- Put this line </text:span><text:span text:style-name="T3">in content: </text:span><text:span text:style-name="T3">[font=courier]t</text:span><text:span text:style-name="T3">his text is in </text:span><text:span text:style-name="T3">the courier </text:span><text:span text:style-name="T3">font[/font]</text:span></text:p>
            <text:p><text:span text:style-name="T3">- Click on </text:span><text:span text:style-name="T2">Submit</text:span><text:span text:style-name="T3"> </text:span><text:span text:style-name="T3">button</text:span></text:p>
            <text:p><text:span text:style-name="T3"/></text:p>
          </table:table-cell>
          <table:table-cell office:value-type="string">
            <text:p>- New post is added successfully.</text:p>
            <text:p>- The text with BBCode is in the courier fo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 table:number-rows-repeated="10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04/12/2012</text:date>, <text:time>14:1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4-12T14:11:36</dc:date>
    <meta:print-date>2008-06-17T00:45:47</meta:print-date>
    <dc:language>en-US</dc:language>
    <meta:editing-cycles>903</meta:editing-cycles>
    <meta:editing-duration>PT361H20M42S</meta:editing-duration>
    <meta:document-statistic meta:table-count="6" meta:cell-count="472" meta:object-count="1"/>
    <meta:user-defined meta:name="Info 1"/>
    <meta:user-defined meta:name="Info 2"/>
    <meta:user-defined meta:name="Info 3"/>
    <meta:user-defined meta:name="Info 4"/>
  </office:meta>
</office:document-meta>
</file>